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43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241.54pt"/>
    </style:style>
    <style:style style:name="co7" style:family="table-column">
      <style:table-column-properties fo:break-before="auto" style:column-width="351.04pt"/>
    </style:style>
    <style:style style:name="co8" style:family="table-column">
      <style:table-column-properties fo:break-before="auto" style:column-width="275.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pt" fo:break-before="auto" style:use-optimal-row-height="true"/>
    </style:style>
    <style:style style:name="ro3" style:family="table-row">
      <style:table-row-properties style:row-height="43.51pt" fo:break-before="auto" style:use-optimal-row-height="true"/>
    </style:style>
    <style:style style:name="ro4" style:family="table-row">
      <style:table-row-properties style:row-height="58pt" fo:break-before="auto" style:use-optimal-row-height="true"/>
    </style:style>
    <style:style style:name="ro5" style:family="table-row">
      <style:table-row-properties style:row-height="29.85pt" fo:break-before="auto" style:use-optimal-row-height="true"/>
    </style:style>
    <style:style style:name="ro6" style:family="table-row">
      <style:table-row-properties style:row-height="43.99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72.54pt" fo:break-before="auto" style:use-optimal-row-height="true"/>
    </style:style>
    <style:style style:name="ro9" style:family="table-row">
      <style:table-row-properties style:row-height="101.54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ff" style:text-line-through-style="none" style:text-line-through-type="none" style:font-name="Sans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  <style:map style:condition="is-true-formula(AND([.I2]='todo';[.L2]=''))" style:apply-style-name="Untitled1" style:base-cell-address="Sheet1.L2"/>
      <style:map style:condition="is-true-formula([.L2]&lt;&gt;'')" style:apply-style-name="Untitled2" style:base-cell-address="Sheet1.L2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1"/>
        <table:table-column table:style-name="co2" table:default-cell-style-name="ACE-3"/>
        <table:table-column table:style-name="co3" table:number-columns-repeated="3" table:default-cell-style-name="ACE-1"/>
        <table:table-column table:style-name="co4" table:default-cell-style-name="ACE-1"/>
        <table:table-column table:style-name="co5" table:default-cell-style-name="ACE-1"/>
        <table:table-column table:style-name="co3" table:default-cell-style-name="ACE-1"/>
        <table:table-column table:style-name="co6" table:default-cell-style-name="ACE-1"/>
        <table:table-column table:style-name="co7" table:default-cell-style-name="ACE-1"/>
        <table:table-column table:style-name="co8" table:default-cell-style-name="ACE-1"/>
        <table:table-column table:style-name="co3" table:number-columns-repeated="1012" table:default-cell-style-name="ACE-1"/>
        <table:table-row table:style-name="ro1"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escription </text:p>
          </table:table-cell>
          <table:table-cell table:style-name="ce1" office:value-type="string" calcext:value-type="string">
            <text:p>In Design Patterns </text:p>
          </table:table-cell>
          <table:table-cell table:style-name="ce1" office:value-type="string" calcext:value-type="string">
            <text:p>In Code Complete[14]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ython support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  <table:table-cell table:number-columns-repeated="2" table:style-name="ce1" office:value-type="string" calcext:value-type="string">
            <text:p>Example</text:p>
          </table:table-cell>
          <table:table-cell table:style-name="ACE-0" table:number-columns-repeated="1011"/>
        </table:table-row>
        <table:table-row table:style-name="ro2">
          <table:table-cell office:value-type="string" calcext:value-type="string">
            <text:p>Abstract factory </text:p>
          </table:table-cell>
          <table:table-cell office:value-type="string" calcext:value-type="string">
            <text:p>Provide an interface for creating families of related or dependent objects without specifying their concrete classes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ee python metaclasses</text:p>
          </table:table-cell>
          <table:table-cell table:number-columns-repeated="2"/>
          <table:table-cell table:style-name="ce7" office:value-type="string" calcext:value-type="string">
            <text:p>metacla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Builder </text:p>
          </table:table-cell>
          <table:table-cell office:value-type="string" calcext:value-type="string">
            <text:p>Separate the construction of a complex object from its representation, allowing the same construction process to create various representation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inly Simulation in simulations/simulation, but as well e.g. Equity.call_option in <text:s/>portfolio/portfolio5-creation</text:p>
          </table:table-cell>
          <table:table-cell office:value-type="string" calcext:value-type="string">
            <text:p>big example of an experiment</text:p>
          </table:table-cell>
          <table:table-cell office:value-type="string" calcext:value-type="string">
            <text:p>Build experiment</text:p>
          </table:table-cell>
          <table:table-cell office:value-type="string" calcext:value-type="string">
            <text:p>portfolio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ependency Injection </text:p>
          </table:table-cell>
          <table:table-cell office:value-type="string" calcext:value-type="string">
            <text:p>A class accepts the objects it requires from an injector instead of creating the objects directly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ulation constructor in simulations/simulation</text:p>
          </table:table-cell>
          <table:table-cell/>
          <table:table-cell office:value-type="string" calcext:value-type="string">
            <text:p>Default valu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y method </text:p>
          </table:table-cell>
          <table:table-cell office:value-type="string" calcext:value-type="string">
            <text:p>Define an interface for creating a single object, but let subclasses decide which class to instantiate. Factory Method lets a class defer instantiation to subclasses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mulation.empty and baseline in simulations/simulation</text:p>
          </table:table-cell>
          <table:table-cell office:value-type="string" calcext:value-type="string">
            <text:p>factory method - @classmethod @staticmethod</text:p>
          </table:table-cell>
          <table:table-cell office:value-type="string" calcext:value-type="string">
            <text:p>predefined constructors</text:p>
          </table:table-cell>
          <table:table-cell office:value-type="string" calcext:value-type="string">
            <text:p>portfolio5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azy initialization </text:p>
          </table:table-cell>
          <table:table-cell office:value-type="string" calcext:value-type="string">
            <text:p>Tactic of delaying the creation of an object, the calculation of a value, or some other expensive process until the first time it is needed. This pattern appears in the GoF catalog as "virtual proxy", an implementation strategy for the Proxy pattern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PoEAA[15]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ulation.get_prices in simulations/simulation, simulations/config/config</text:p>
          </table:table-cell>
          <table:table-cell office:value-type="string" calcext:value-type="string">
            <text:p>simple example self.is_initialized, show lazy singleton initialization, e.g. lazy database connection</text:p>
          </table:table-cell>
          <table:table-cell/>
          <table:table-cell office:value-type="string" calcext:value-type="string">
            <text:p>config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Multiton </text:p>
          </table:table-cell>
          <table:table-cell office:value-type="string" calcext:value-type="string">
            <text:p>Ensure a class has only named instances, and provide a global point of access to them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discuss together with signleton and config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bject pool </text:p>
          </table:table-cell>
          <table:table-cell office:value-type="string" calcext:value-type="string">
            <text:p>Avoid expensive acquisition and release of resources by recycling objects that are no longer in use. Can be considered a generalisation of connection pool and thread pool pattern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see e.g. connection pool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rototype </text:p>
          </table:table-cell>
          <table:table-cell office:value-type="string" calcext:value-type="string">
            <text:p>Specify the kinds of objects to create using a prototypical instance, and create new objects from the 'skeleton' of an existing object, thus boosting performance and keeping memory footprints to a minimum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.g. NORDEA.clone() or Nordea.position() in <text:s/>portfolio/portfolio5-creation</text:p>
          </table:table-cell>
          <table:table-cell office:value-type="string" calcext:value-type="string">
            <text:p>simple example in wikipedia – discuss together with config, memento – to_dict, from_dict clone = from_dict(to_dict)</text:p>
          </table:table-cell>
          <table:table-cell/>
          <table:table-cell office:value-type="string" calcext:value-type="string">
            <text:p>portfolio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source acquisition is initialization (RAII) </text:p>
          </table:table-cell>
          <table:table-cell office:value-type="string" calcext:value-type="string">
            <text:p>Ensure that resources are properly released by tying them to the lifespan of suitable object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mulations/timer</text:p>
          </table:table-cell>
          <table:table-cell office:value-type="string" calcext:value-type="string">
            <text:p>reference counting, with statement</text:p>
          </table:table-cell>
          <table:table-cell/>
          <table:table-cell office:value-type="string" calcext:value-type="string">
            <text:p>temporary file or dir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ingleton </text:p>
          </table:table-cell>
          <table:table-cell office:value-type="string" calcext:value-type="string">
            <text:p>Ensure a class has only one instance, and provide a global point of access to it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.g. example in config or config in simulations/config</text:p>
          </table:table-cell>
          <table:table-cell table:style-name="ACE-4" office:value-type="string" calcext:value-type="string">
            <text:p><text:a xlink:href="https://python-patterns.guide/gang-of-four/singleton/" xlink:type="simple">global variable, function, https://python-patterns.guide/gang-of-four/singleton/</text:a></text:p>
          </table:table-cell>
          <table:table-cell office:value-type="string" calcext:value-type="string">
            <text:p>get_connection</text:p>
          </table:table-cell>
          <table:table-cell office:value-type="string" calcext:value-type="string">
            <text:p>config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Adapter, Wrapper, or Translator </text:p>
          </table:table-cell>
          <table:table-cell office:value-type="string" calcext:value-type="string">
            <text:p>Convert the interface of a class into another interface clients expect. An adapter lets classes work together that could not otherwise because of incompatible interfaces. The enterprise integration pattern equivalent is the translator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.g. ScenarioShock in shocks/shocks4-combinator or dataframe_as_scenario in scenarios/scenarios2-pandas</text:p>
          </table:table-cell>
          <table:table-cell office:value-type="string" calcext:value-type="string">
            <text:p>change interface</text:p>
          </table:table-cell>
          <table:table-cell office:value-type="string" calcext:value-type="string">
            <text:p>Adapt scenarios?</text:p>
          </table:table-cell>
          <table:table-cell office:value-type="string" calcext:value-type="string">
            <text:p>shock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idge </text:p>
          </table:table-cell>
          <table:table-cell office:value-type="string" calcext:value-type="string">
            <text:p>Decouple an abstraction from its implementation allowing the two to vary independentl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icingEngine</text:p>
          </table:table-cell>
          <table:table-cell office:value-type="string" calcext:value-type="string">
            <text:p>similar to adapter – long example in wikipedia – maybe abstracting away plotting?</text:p>
          </table:table-cell>
          <table:table-cell office:value-type="string" calcext:value-type="string">
            <text:p>Pricer</text:p>
          </table:table-cell>
          <table:table-cell office:value-type="string" calcext:value-type="string">
            <text:p>portfolio6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mposite </text:p>
          </table:table-cell>
          <table:table-cell office:value-type="string" calcext:value-type="string">
            <text:p>Compose objects into tree structures to represent part-whole hierarchies. Composite lets clients treat individual objects and compositions of objects uniforml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sets and Portfolio</text:p>
          </table:table-cell>
          <table:table-cell office:value-type="string" calcext:value-type="string">
            <text:p>discuss tree structures – Portfolio?</text:p>
          </table:table-cell>
          <table:table-cell office:value-type="string" calcext:value-type="string">
            <text:p>Portfolio, Asset</text:p>
          </table:table-cell>
          <table:table-cell office:value-type="string" calcext:value-type="string">
            <text:p>portfoli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Decorator </text:p>
          </table:table-cell>
          <table:table-cell office:value-type="string" calcext:value-type="string">
            <text:p>Attach additional responsibilities to an object dynamically keeping the same interface. Decorators provide a flexible alternative to subclassing for extending functionalit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!</text:p>
          </table:table-cell>
          <table:table-cell office:value-type="string" calcext:value-type="string">
            <text:p>e.g. <text:s/>rich_shock in simulations/shock</text:p>
          </table:table-cell>
          <table:table-cell office:value-type="string" calcext:value-type="string">
            <text:p>@decorators, big exampe on wiki, modify behaviour</text:p>
          </table:table-cell>
          <table:table-cell office:value-type="string" calcext:value-type="string">
            <text:p>cache, extra functionality</text:p>
          </table:table-cell>
          <table:table-cell office:value-type="string" calcext:value-type="string">
            <text:p>shock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Extension object </text:p>
          </table:table-cell>
          <table:table-cell office:value-type="string" calcext:value-type="string">
            <text:p>Adding functionality to a hierarchy without changing the hierarchy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Agile Software Development, Principles, Patterns, and Practices[16]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ot sure what it is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Facade </text:p>
          </table:table-cell>
          <table:table-cell office:value-type="string" calcext:value-type="string">
            <text:p>Provide a unified interface to a set of interfaces in a subsystem. Facade defines a higher-level interface that makes the subsystem easier to use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ulation in simulations/simulation</text:p>
          </table:table-cell>
          <table:table-cell office:value-type="string" calcext:value-type="string">
            <text:p>IRM? Connection to builder pattern</text:p>
          </table:table-cell>
          <table:table-cell office:value-type="string" calcext:value-type="string">
            <text:p>pricing, portfolio, scenarios, VaR</text:p>
          </table:table-cell>
          <table:table-cell office:value-type="string" calcext:value-type="string">
            <text:p>simulatio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yweight </text:p>
          </table:table-cell>
          <table:table-cell office:value-type="string" calcext:value-type="string">
            <text:p>Use sharing to support large numbers of similar objects efficiently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o real example, though df_pricing is remotely similar</text:p>
          </table:table-cell>
          <table:table-cell office:value-type="string" calcext:value-type="string">
            <text:p>Instance.__dict__, registry ???</text:p>
          </table:table-cell>
          <table:table-cell office:value-type="string" calcext:value-type="string">
            <text:p>asset price cache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Front controller </text:p>
          </table:table-cell>
          <table:table-cell office:value-type="string" calcext:value-type="string">
            <text:p>The pattern relates to the design of Web applications. It provides a centralized entry point for handling request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J2EE Patterns[17] PoEAA[18] </text:p>
          </table:table-cell>
          <table:table-cell office:value-type="string" calcext:value-type="string">
            <text:p>Structural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maybe flask?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Marker </text:p>
          </table:table-cell>
          <table:table-cell office:value-type="string" calcext:value-type="string">
            <text:p>Empty interface to associate metadata with a clas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Effective Java[19] </text:p>
          </table:table-cell>
          <table:table-cell office:value-type="string" calcext:value-type="string">
            <text:p>Structural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ule </text:p>
          </table:table-cell>
          <table:table-cell office:value-type="string" calcext:value-type="string">
            <text:p>Group several related elements, such as classes, singletons, methods, globally used, into a single conceptual entity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ython has a module system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Proxy </text:p>
          </table:table-cell>
          <table:table-cell office:value-type="string" calcext:value-type="string">
            <text:p>Provide a surrogate or placeholder for another object to control access to it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ockProxy in simulations/shocks</text:p>
          </table:table-cell>
          <table:table-cell office:value-type="string" calcext:value-type="string">
            <text:p>together with decorator, adapter</text:p>
          </table:table-cell>
          <table:table-cell office:value-type="string" calcext:value-type="string">
            <text:p>Cache?</text:p>
          </table:table-cell>
          <table:table-cell office:value-type="string" calcext:value-type="string">
            <text:p>shock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win</text:p>
          </table:table-cell>
          <table:table-cell office:value-type="string" calcext:value-type="string">
            <text:p>Twin allows modeling of multiple inheritance in programming languages that do not support this feature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ython has multiple inheritance</text:p>
          </table:table-cell>
          <table:table-cell office:value-type="string" calcext:value-type="string">
            <text:p>simulates multiple inheritance – like adapter to union of interfaces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lackboard </text:p>
          </table:table-cell>
          <table:table-cell office:value-type="string" calcext:value-type="string">
            <text:p>Artificial intelligence pattern for combining disparate sources of data (see blackboard system)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hain of responsibility </text:p>
          </table:table-cell>
          <table:table-cell office:value-type="string" calcext:value-type="string">
            <text:p>Avoid coupling the sender of a request to its receiver by giving more than one object a chance to handle the request. Chain the receiving objects and pass the request along the chain until an object handles it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ect_data in df_pricing/dfp3-chain</text:p>
          </table:table-cell>
          <table:table-cell office:value-type="string" calcext:value-type="string">
            <text:p>filters?</text:p>
          </table:table-cell>
          <table:table-cell office:value-type="string" calcext:value-type="string">
            <text:p>portfolio filter, report? Pipeline? Cache? 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mmand </text:p>
          </table:table-cell>
          <table:table-cell office:value-type="string" calcext:value-type="string">
            <text:p>Encapsulate a request as an object, thereby allowing for the parameterization of clients with different requests, and the queuing or logging of requests. It also allows for the support of undoable operation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allable without parameters could be like a command</text:p>
          </table:table-cell>
          <table:table-cell office:value-type="string" calcext:value-type="string">
            <text:p>sequence of actions?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nterpreter </text:p>
          </table:table-cell>
          <table:table-cell office:value-type="string" calcext:value-type="string">
            <text:p>Given a language, define a representation for its grammar along with an interpreter that uses the representation to interpret sentences in the language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e don’t have a non-trivial example, but we used eval on many places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pricing hack</text:p>
          </table:table-cell>
          <table:table-cell office:value-type="string" calcext:value-type="string">
            <text:p>simulations/portfolio/from_dict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terator </text:p>
          </table:table-cell>
          <table:table-cell office:value-type="string" calcext:value-type="string">
            <text:p>Provide a way to access the elements of an aggregate object sequentially without exposing its underlying representation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cenarios/scenarios3-iterator</text:p>
          </table:table-cell>
          <table:table-cell/>
          <table:table-cell office:value-type="string" calcext:value-type="string">
            <text:p>scenario iterator, portfolio iterator</text:p>
          </table:table-cell>
          <table:table-cell office:value-type="string" calcext:value-type="string">
            <text:p>portfolio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ediator </text:p>
          </table:table-cell>
          <table:table-cell office:value-type="string" calcext:value-type="string">
            <text:p>Define an object that encapsulates how a set of objects interact. Mediator promotes loose coupling by keeping objects from referring to each other explicitly, and it allows their interaction to vary independently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ulation, particularly the Simulation.get_prices acts as a mediator where the objects are used together</text:p>
          </table:table-cell>
          <table:table-cell office:value-type="string" calcext:value-type="string">
            <text:p>pipeline decoupling</text:p>
          </table:table-cell>
          <table:table-cell office:value-type="string" calcext:value-type="string">
            <text:p>price a portfolio, measure VaR, report</text:p>
          </table:table-cell>
          <table:table-cell office:value-type="string" calcext:value-type="string">
            <text:p>simulations/portfolio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mento </text:p>
          </table:table-cell>
          <table:table-cell office:value-type="string" calcext:value-type="string">
            <text:p>Without violating encapsulation, capture and externalize an object's internal state allowing the object to be restored to this state later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set to_dict and from_dict play the same role as a Memento</text:p>
          </table:table-cell>
          <table:table-cell office:value-type="string" calcext:value-type="string">
            <text:p>pickling, to_dict, from_dict</text:p>
          </table:table-cell>
          <table:table-cell office:value-type="string" calcext:value-type="string">
            <text:p>saving experiment to yaml</text:p>
          </table:table-cell>
          <table:table-cell office:value-type="string" calcext:value-type="string">
            <text:p>simulations/portfoli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ull object </text:p>
          </table:table-cell>
          <table:table-cell office:value-type="string" calcext:value-type="string">
            <text:p>Avoid null references by providing a default object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.g. NullAsset, see as well Simulation.empty</text:p>
          </table:table-cell>
          <table:table-cell office:value-type="string" calcext:value-type="string">
            <text:p>default object that does nothing or throws an error</text:p>
          </table:table-cell>
          <table:table-cell office:value-type="string" calcext:value-type="string">
            <text:p>empty scenario</text:p>
          </table:table-cell>
          <table:table-cell office:value-type="string" calcext:value-type="string">
            <text:p>portfolio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bserver or Publish/subscribe </text:p>
          </table:table-cell>
          <table:table-cell office:value-type="string" calcext:value-type="string">
            <text:p>Define a one-to-many dependency between objects where a state change in one object results in all its dependents being notified and updated automaticall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ple example in wikipedia – maybe not super relevant, more relevant for gui or concurency</text:p>
          </table:table-cell>
          <table:table-cell office:value-type="string" calcext:value-type="string">
            <text:p>real time scenarios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ervant </text:p>
          </table:table-cell>
          <table:table-cell office:value-type="string" calcext:value-type="string">
            <text:p>Define common functionality for a group of classes. The servant pattern is also frequently called helper class or utility class implementation for a given set of classes. The helper classes generally have no objects hence they have all static methods that act upon different kinds of class object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ilar to mixin</text:p>
          </table:table-cell>
          <table:table-cell office:value-type="string" calcext:value-type="string">
            <text:p>assembling Var calculator from mixi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ification </text:p>
          </table:table-cell>
          <table:table-cell office:value-type="string" calcext:value-type="string">
            <text:p>Recombinable business logic in a Boolean fashion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ilar to combinators, just limited to boolean logic</text:p>
          </table:table-cell>
          <table:table-cell office:value-type="string" calcext:value-type="string">
            <text:p>scenario or portfolio fil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te </text:p>
          </table:table-cell>
          <table:table-cell office:value-type="string" calcext:value-type="string">
            <text:p>Allow an object to alter its behavior when its internal state changes. The object will appear to change its clas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illaOption in portfolio/portfolio2a-option_state</text:p>
          </table:table-cell>
          <table:table-cell office:value-type="string" calcext:value-type="string">
            <text:p>a bit like a proxy switching between states</text:p>
          </table:table-cell>
          <table:table-cell office:value-type="string" calcext:value-type="string">
            <text:p>state change before pricing, after pricing</text:p>
          </table:table-cell>
          <table:table-cell office:value-type="string" calcext:value-type="string">
            <text:p>pportfolio2a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trategy </text:p>
          </table:table-cell>
          <table:table-cell office:value-type="string" calcext:value-type="string">
            <text:p>Define a family of algorithms, encapsulate each one, and make them interchangeable. Strategy lets the algorithm vary independently from clients that use it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cing engines, see e.g. simulations/experiment</text:p>
          </table:table-cell>
          <table:table-cell office:value-type="string" calcext:value-type="string">
            <text:p>scikit or keras algorithm; plasma simulator – euler vs other algorithm</text:p>
          </table:table-cell>
          <table:table-cell office:value-type="string" calcext:value-type="string">
            <text:p>change pricer</text:p>
          </table:table-cell>
          <table:table-cell office:value-type="string" calcext:value-type="string">
            <text:p>portfolio6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emplate method </text:p>
          </table:table-cell>
          <table:table-cell office:value-type="string" calcext:value-type="string">
            <text:p>Define the skeleton of an algorithm in an operation, deferring some steps to subclasses. Template method lets subclasses redefine certain steps of an algorithm without changing the algorithm's structure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onfigure experiment by subclassing – pipeline example</text:p>
          </table:table-cell>
          <table:table-cell office:value-type="string" calcext:value-type="string">
            <text:p>explain together with mixin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Visitor </text:p>
          </table:table-cell>
          <table:table-cell office:value-type="string" calcext:value-type="string">
            <text:p>Represent an operation to be performed on instances of a set of classes. Visitor lets a new operation be defined without changing the classes of the elements on which it operate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folio/portfolio3-visitor</text:p>
          </table:table-cell>
          <table:table-cell office:value-type="string" calcext:value-type="string">
            <text:p>traversing tree structures – maybe too complex to be usable</text:p>
          </table:table-cell>
          <table:table-cell office:value-type="string" calcext:value-type="string">
            <text:p>derivative visitor, e.g. used in a pricer</text:p>
          </table:table-cell>
          <table:table-cell office:value-type="string" calcext:value-type="string">
            <text:p>portfolio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ctive Object </text:p>
          </table:table-cell>
          <table:table-cell office:value-type="string" calcext:value-type="string">
            <text:p>Decouples method execution from method invocation that reside in their own thread of control. The goal is to introduce concurrency, by using asynchronous method invocation and a scheduler for handling requests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lking </text:p>
          </table:table-cell>
          <table:table-cell office:value-type="string" calcext:value-type="string">
            <text:p>Only execute an action on an object when the object is in a particular state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nding properties </text:p>
          </table:table-cell>
          <table:table-cell office:value-type="string" calcext:value-type="string">
            <text:p>Combining multiple observers to force properties in different objects to be synchronized or coordinated in some way.[22]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ompute kernel </text:p>
          </table:table-cell>
          <table:table-cell office:value-type="string" calcext:value-type="string">
            <text:p>The same calculation many times in parallel, differing by integer parameters used with non-branching pointer math into shared arrays, such as GPU-optimized Matrix multiplication or Convolutional neural network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Double-checked locking </text:p>
          </table:table-cell>
          <table:table-cell office:value-type="string" calcext:value-type="string">
            <text:p>Reduce the overhead of acquiring a lock by first testing the locking criterion (the 'lock hint') in an unsafe manner; only if that succeeds does the actual locking logic proceed. Can be unsafe when implemented in some language/hardware combinations. It can therefore sometimes be considered an anti-pattern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vent-based asynchronous </text:p>
          </table:table-cell>
          <table:table-cell office:value-type="string" calcext:value-type="string">
            <text:p>Addresses problems with the asynchronous pattern that occur in multithreaded programs.[23]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Guarded suspension </text:p>
          </table:table-cell>
          <table:table-cell office:value-type="string" calcext:value-type="string">
            <text:p>Manages operations that require both a lock to be acquired and a precondition to be satisfied before the operation can be executed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oin </text:p>
          </table:table-cell>
          <table:table-cell office:value-type="string" calcext:value-type="string">
            <text:p>Join-pattern provides a way to write concurrent, parallel and distributed programs by message passing. Compared to the use of threads and locks, this is a high-level programming model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ock </text:p>
          </table:table-cell>
          <table:table-cell office:value-type="string" calcext:value-type="string">
            <text:p>One thread puts a "lock" on a resource, preventing other threads from accessing or modifying it.[24]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ssaging design pattern (MDP) </text:p>
          </table:table-cell>
          <table:table-cell office:value-type="string" calcext:value-type="string">
            <text:p>Allows the interchange of information (i.e. messages) between components and applications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nitor object </text:p>
          </table:table-cell>
          <table:table-cell office:value-type="string" calcext:value-type="string">
            <text:p>An object whose methods are subject to mutual exclusion, thus preventing multiple objects from erroneously trying to use it at the same time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actor </text:p>
          </table:table-cell>
          <table:table-cell office:value-type="string" calcext:value-type="string">
            <text:p>A reactor object provides an asynchronous interface to resources that must be handled synchronously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Read-write lock </text:p>
          </table:table-cell>
          <table:table-cell office:value-type="string" calcext:value-type="string">
            <text:p>Allows concurrent read access to an object, but requires exclusive access for write operations. An underlying semaphore might be used for writing, and a Copy-on-write mechanism may or may not be used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heduler </text:p>
          </table:table-cell>
          <table:table-cell office:value-type="string" calcext:value-type="string">
            <text:p>Explicitly control when threads may execute single-threaded code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Thread pool </text:p>
          </table:table-cell>
          <table:table-cell office:value-type="string" calcext:value-type="string">
            <text:p>A number of threads are created to perform a number of tasks, which are usually organized in a queue. Typically, there are many more tasks than threads. Can be considered a special case of the object pool pattern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read-specific storage </text:p>
          </table:table-cell>
          <table:table-cell office:value-type="string" calcext:value-type="string">
            <text:p>Static or "global" memory local to a thread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Safe Concurrency with Exclusive Ownership </text:p>
          </table:table-cell>
          <table:table-cell office:value-type="string" calcext:value-type="string">
            <text:p>Avoiding the need for runtime concurrent mechanisms, because exclusive ownership can be proven. This is a notable capability of the Rust language, but compile-time checking isn't the only means, a programmer will often manually design such patterns into code - omitting the use of locking mechanism because the programmer assesses that a given variable is never going to be concurrently accessed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CPU atomic operation </text:p>
          </table:table-cell>
          <table:table-cell office:value-type="string" calcext:value-type="string">
            <text:p>x86 and other CPU architectures support a range of atomic instructions that guarantee memory safety for modifying and accessing primitive values (integers). For example, two threads may both increment a counter safely. These capabilities can also be used to implement the mechanisms for other concurrency patterns as above. The C# language uses the Interlocked class for these capabilities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a +-*/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  <calcext:conditional-formats>
          <calcext:conditional-format calcext:target-range-address="Sheet1.L2:Sheet1.L2">
            <calcext:condition calcext:apply-style-name="Untitled1" calcext:value="formula-is(AND([.I2]='todo';[.L2]=''))" calcext:base-cell-address="Sheet1.L2"/>
            <calcext:condition calcext:apply-style-name="Untitled2" calcext:value="formula-is([.L2]&lt;&gt;'')" calcext:base-cell-address="Sheet1.L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fo:background-color="#ff4000"/>
    </style:style>
    <style:style style:name="Untitled2" style:family="table-cell" style:parent-style-name="Default">
      <style:table-cell-properties fo:background-color="#3faf4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20:26:35.186915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3T21:50:30.530133667</dc:date>
    <meta:creation-date>2022-03-05T16:33:08Z</meta:creation-date>
    <meta:editing-cycles>17</meta:editing-cycles>
    <meta:editing-duration>P3DT5H17M7S</meta:editing-duration>
    <meta:generator>LibreOffice/6.1.3.2$Linux_X86_64 LibreOffice_project/86daf60bf00efa86ad547e59e09d6bb77c699acb</meta:generator>
    <meta:document-statistic meta:table-count="1" meta:cell-count="526" meta:object-count="0"/>
  </office:meta>
</office:document-meta>
</file>